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pitch="variable"/>
    <style:font-face style:name="Calibri Light" svg:font-family="'Calibri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3857a" officeooo:paragraph-rsid="0003857a"/>
    </style:style>
    <style:style style:name="P2" style:family="paragraph" style:parent-style-name="Standard">
      <style:text-properties style:font-name="Arial Black" officeooo:rsid="000387f0" officeooo:paragraph-rsid="000387f0"/>
    </style:style>
    <style:style style:name="P3" style:family="paragraph" style:parent-style-name="Standard">
      <style:text-properties style:font-name="Calibri Light" officeooo:rsid="00054dec" officeooo:paragraph-rsid="00054dec"/>
    </style:style>
    <style:style style:name="P4" style:family="paragraph" style:parent-style-name="Standard">
      <style:text-properties style:font-name="Calibri" fo:font-size="14pt" officeooo:rsid="00054dec" officeooo:paragraph-rsid="00054dec" style:font-size-asian="14pt" style:font-size-complex="14pt"/>
    </style:style>
    <style:style style:name="P5" style:family="paragraph" style:parent-style-name="Table_20_Contents">
      <style:text-properties officeooo:rsid="000385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 del Fabricante</text:p>
      <text:p text:style-name="P3">Tipos de productos</text:p>
      <text:p text:style-name="P4">Descripción de la empresa, blablabla, blublublu, y tal y que cual y nosequemas, esto es solo relleno para formar un parrafo de descripcion de prue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 Black" svg:font-family="'Arial Black'" style:font-pitch="variable"/>
    <style:font-face style:name="Calibri Light" svg:font-family="'Calibri Light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Verdan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Verdan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6:58:15.683102435</meta:creation-date>
    <dc:date>2014-10-07T18:13:40.128984442</dc:date>
    <meta:editing-duration>PT3M59S</meta:editing-duration>
    <meta:editing-cycles>1</meta:editing-cycles>
    <meta:document-statistic meta:table-count="0" meta:image-count="0" meta:object-count="0" meta:page-count="1" meta:paragraph-count="3" meta:word-count="31" meta:character-count="188" meta:non-whitespace-character-count="160"/>
    <meta:generator>LibreOffice/4.3.2.2.0$Linux_X86_64 LibreOffice_project/430m0$Build-2</meta:generator>
  </office:meta>
</office:document-meta>
</file>